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0b8578" officeooo:paragraph-rsid="000b8578"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tyle="italic" officeooo:paragraph-rsid="000c1047" style:font-style-asian="italic" style:font-style-complex="italic"/>
    </style:style>
    <style:style style:name="P9"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0" style:family="paragraph" style:parent-style-name="Standard">
      <style:paragraph-properties fo:text-align="start" style:justify-single-word="false"/>
      <style:text-properties fo:font-style="italic" officeooo:paragraph-rsid="000fa660" style:font-style-asian="italic" style:font-style-complex="italic"/>
    </style:style>
    <style:style style:name="P11"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12"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13" style:family="paragraph" style:parent-style-name="Standard">
      <style:paragraph-properties fo:text-align="start" style:justify-single-word="false"/>
      <style:text-properties fo:font-style="italic" officeooo:paragraph-rsid="001169a8" style:font-style-asian="italic" style:font-style-complex="italic"/>
    </style:style>
    <style:style style:name="P14" style:family="paragraph" style:parent-style-name="Standard">
      <style:paragraph-properties fo:text-align="start" style:justify-single-word="false"/>
      <style:text-properties fo:font-style="normal" officeooo:rsid="0011b50f" officeooo:paragraph-rsid="001169a8" style:font-style-asian="normal" style:font-style-complex="normal"/>
    </style:style>
    <style:style style:name="P15"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16"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17" style:family="paragraph" style:parent-style-name="Standard">
      <style:paragraph-properties fo:text-align="start" style:justify-single-word="false"/>
      <style:text-properties fo:font-style="italic" officeooo:paragraph-rsid="0011b50f" style:font-style-asian="italic" style:font-style-complex="italic"/>
    </style:style>
    <style:style style:name="P18"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19"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tyle="italic" officeooo:paragraph-rsid="00132180" style:font-style-asian="italic" style:font-style-complex="italic"/>
    </style:style>
    <style:style style:name="P21"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22" style:family="paragraph" style:parent-style-name="Standard">
      <style:paragraph-properties fo:text-align="start" style:justify-single-word="false"/>
      <style:text-properties fo:font-style="italic" officeooo:paragraph-rsid="00132ba2" style:font-style-asian="italic" style:font-style-complex="italic"/>
    </style:style>
    <style:style style:name="P23" style:family="paragraph" style:parent-style-name="Standard">
      <style:paragraph-properties fo:text-align="start" style:justify-single-word="false"/>
      <style:text-properties officeooo:paragraph-rsid="00134c0f"/>
    </style:style>
    <style:style style:name="P24"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25" style:family="paragraph" style:parent-style-name="Standard">
      <style:paragraph-properties fo:text-align="start" style:justify-single-word="false"/>
      <style:text-properties fo:font-style="italic" officeooo:paragraph-rsid="00134c0f" style:font-style-asian="italic" style:font-style-complex="italic"/>
    </style:style>
    <style:style style:name="P26"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27"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T1" style:family="text">
      <style:text-properties officeooo:rsid="00132ba2"/>
    </style:style>
    <style:style style:name="T2" style:family="text">
      <style:text-properties fo:font-family="'Adwaita Mono'" style:font-pitch="fixed"/>
    </style:style>
    <style:style style:name="T3" style:family="text">
      <style:text-properties fo:font-size="12pt" fo:font-weight="normal" officeooo:rsid="000c1047" style:font-size-asian="10.5pt" style:font-weight-asian="normal" style:font-size-complex="12pt" style:font-weight-complex="normal"/>
    </style:style>
    <style:style style:name="T4" style:family="text">
      <style:text-properties fo:font-family="'Adwaita Mono'" style:font-pitch="fixed" officeooo:rsid="000df29b"/>
    </style:style>
    <style:style style:name="T5" style:family="text">
      <style:text-properties officeooo:rsid="000df29b"/>
    </style:style>
    <style:style style:name="T6" style:family="text">
      <style:text-properties officeooo:rsid="000fa660"/>
    </style:style>
    <style:style style:name="T7" style:family="text">
      <style:text-properties fo:font-family="'Adwaita Mono'" style:font-pitch="fixed" officeooo:rsid="000fa660"/>
    </style:style>
    <style:style style:name="T8" style:family="text">
      <style:text-properties officeooo:rsid="001097ff"/>
    </style:style>
    <style:style style:name="T9" style:family="text">
      <style:text-properties fo:font-family="'Adwaita Mono'" style:font-pitch="fixed" officeooo:rsid="001097ff"/>
    </style:style>
    <style:style style:name="T10" style:family="text">
      <style:text-properties style:font-name="Liberation Serif" officeooo:rsid="001097ff"/>
    </style:style>
    <style:style style:name="T11" style:family="text">
      <style:text-properties fo:font-weight="normal" officeooo:rsid="000c1047" style:font-weight-asian="normal" style:font-weight-complex="normal"/>
    </style:style>
    <style:style style:name="T12" style:family="text">
      <style:text-properties officeooo:rsid="001169a8"/>
    </style:style>
    <style:style style:name="T13" style:family="text">
      <style:text-properties fo:color="#000000" loext:opacity="100%" officeooo:rsid="0011b50f"/>
    </style:style>
    <style:style style:name="T14" style:family="text">
      <style:text-properties officeooo:rsid="0011b50f"/>
    </style:style>
    <style:style style:name="T15" style:family="text">
      <style:text-properties officeooo:rsid="00132180"/>
    </style:style>
    <style:style style:name="T16" style:family="text">
      <style:text-properties fo:font-family="'Adwaita Mono'" style:font-pitch="fixed" officeooo:rsid="00132180"/>
    </style:style>
    <style:style style:name="T17" style:family="text">
      <style:text-properties fo:font-size="12pt" fo:font-weight="normal" officeooo:rsid="00132180" style:font-size-asian="10.5pt" style:font-weight-asian="normal" style:font-size-complex="12pt" style:font-weight-complex="normal"/>
    </style:style>
    <style:style style:name="T18" style:family="text">
      <style:text-properties fo:font-style="italic" officeooo:rsid="00132ba2" style:font-style-asian="italic" style:font-style-complex="italic"/>
    </style:style>
    <style:style style:name="T19" style:family="text">
      <style:text-properties fo:font-style="italic" style:font-style-asian="italic" style:font-style-complex="italic"/>
    </style:style>
    <style:style style:name="T20" style:family="text">
      <style:text-properties officeooo:rsid="00134c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1">2/25</text:span>/26</text:p>
      <text:p text:style-name="P2"/>
      <text:p text:style-name="P2"/>
      <text:p text:style-name="P3">Part I: The Story</text:p>
      <text:p text:style-name="P4"/>
      <text:p text:style-name="P5">Sarah, a tech, fashion, and home décor enthusiast, eagerly logs into her favorite e-commerce platform and begins her shopping journey on her tablet...</text:p>
      <text:p text:style-name="P6"/>
      <text:p text:style-name="P7">Our implementation begins with a <text:span text:style-name="T2">User</text:span> table stored in MySQL, storing all of Sarah’s vital information.</text:p>
      <text:p text:style-name="P7"/>
      <text:p text:style-name="P8"><text:span text:style-name="T3">...</text:span>she had been researching a new pair of headphones on the platform…</text:p>
      <text:p text:style-name="P8"/>
      <text:p text:style-name="P9">Every <text:span text:style-name="T4">I</text:span><text:span text:style-name="T2">tem</text:span> in our e-commerce database is tracked in MySQL along <text:span text:style-name="T5">with some </text:span><text:span text:style-name="T6">vital characteristics such as item </text:span><text:span text:style-name="T7">Name</text:span><text:span text:style-name="T6">, a brief </text:span><text:span text:style-name="T7">Description</text:span><text:span text:style-name="T6">, and a</text:span><text:span text:style-name="T8">n </text:span><text:span text:style-name="T9">ImageURL </text:span><text:span text:style-name="T10">pointing to an image for the item</text:span><text:span text:style-name="T6">.</text:span></text:p>
      <text:p text:style-name="P9"/>
      <text:p text:style-name="P10"><text:span text:style-name="T11">...</text:span>When she clicks on the headphones category…</text:p>
      <text:p text:style-name="P10"/>
      <text:p text:style-name="P11">Our implementation maintains a <text:span text:style-name="T2">Category</text:span> table to track every item category in our e-commerce database. <text:span text:style-name="T2">Item</text:span>s themselves are associated with categories via a linking table, <text:span text:style-name="T2">ItemCategory</text:span>. This allows for items to be associated <text:span text:style-name="T8">with</text:span> multiple categor<text:span text:style-name="T8">ies</text:span> (imagine a pair of headphones that also double as a music player, which would likely need to be associated with both the headphones and music player category)</text:p>
      <text:p text:style-name="P11"/>
      <text:p text:style-name="P10"/>
      <text:p text:style-name="P10">...her recently viewed items appear instantly…</text:p>
      <text:p text:style-name="P8"/>
      <text:p text:style-name="P11">Ou<text:span text:style-name="T8">r</text:span> design places the rece<text:span text:style-name="T8">ntly viewed items inside a key in the redis store, </text:span><text:span text:style-name="T9">recent_views:user_id</text:span><text:span text:style-name="T8">, where user_id is the id of the user in the User table. A brief note: our implementation does not write these recently viewed items back to MySQL. As Redis lacks the data durability of other database solutions such as MySQL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MySQL or MongoDB (I personally think it would make more sense as a MongoDB document).</text:span></text:p>
      <text:p text:style-name="P11"/>
      <text:p text:style-name="P10"><text:span text:style-name="T6">...</text:span>The headphones are showcased with detailed tech specifications such as battery life, connectivity type, and weight, making her decision-making process straightforward…</text:p>
      <text:p text:style-name="P10"/>
      <text:p text:style-name="P12">While each <text:span text:style-name="T2">Item </text:span>is stored in MySQL, we have opted to store the list of <text:span text:style-name="T2">product_attribute</text:span>s for each product as a MongoDB document. As we generally expect for all product attributes to be retrieved together, being able to pull all of them from a single location (as opposed to MySQL, which would necessitate retrieving them as individual rows via a query) will lead to marked performance improvements.</text:p>
      <text:p text:style-name="P10"/>
      <text:p text:style-name="P10">...Seeing the real-time stock counter indicating limited availability, she quickly adds them to her car<text:span text:style-name="T12">t…</text:span></text:p>
      <text:p text:style-name="P10"/>
      <text:p text:style-name="P12">Our e-commerce platform maintains a field in the <text:span text:style-name="T2">Item</text:span> table, <text:span text:style-name="T2">TotalStockQuantity</text:span>, listing the current amount of each item in stock. We have also implemented a <text:span text:style-name="T2">ShoppingCart</text:span> table in MySQL that will track Sarah’s shopping cart in persistent memory.</text:p>
      <text:p text:style-name="P13"><text:soft-page-break/>...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14"/>
      <text:p text:style-name="P15"/>
      <text:p text:style-name="P16"><text:span text:style-name="T1">D</text:span>o we think we need to account for anything being saved on the user’s device? This is clearly pointing towards the e-commerce platform saving cookies, but I’m not sure if that’s within the purview of the assignment, or if we can say “the application developers will do it for us”</text:p>
      <text:p text:style-name="P16"/>
      <text:p text:style-name="P17"><text:span text:style-name="T13">...</text:span>Her cart, still holding the headphones, waits for her exactly as she left it…</text:p>
      <text:p text:style-name="P18"/>
      <text:p text:style-name="P15">As the User data is stored in the User table, along with the ShoppingCart data being connected to that User directly in MySQL, shopping carts are accessible from any device and will contain identical contents regardless of what device the cart is accessed from.</text:p>
      <text:p text:style-name="P15"/>
      <text:p text:style-name="P17"><text:span text:style-name="T14">...</text:span>The system’s robust session management capabilities ensure that Sarah's shopping journey is uninterrupted and consistent, no matter the device….</text:p>
      <text:p text:style-name="P17"/>
      <text:p text:style-name="P15">Every event Sarah performs on the e-commerce website is tracked through Redis. When Sarah makes any modifications to her shopping cart (whether it be adding a new item to her cart, removing an item from her cart, or modifying the total number of devices<text:span text:style-name="T15">), the </text:span><text:span text:style-name="T16">active_cart:user_id</text:span><text:span text:style-name="T15"> and </text:span><text:span text:style-name="T16">cart_user_session</text:span><text:span text:style-name="T15">, and </text:span><text:span text:style-name="T16">cart_items:cart_id redis</text:span><text:span text:style-name="T15"> stores are updated. The </text:span><text:span text:style-name="T16">cart_items:cart_id </text:span><text:span text:style-name="T15">store is regularly backed up to MySQL, ensuring that viewing the same shopping cart from multiple devices will cause both views to converge on the same cart.</text:span></text:p>
      <text:p text:style-name="P15"/>
      <text:p text:style-name="P17"><text:span text:style-name="T14">...</text:span>Next, her interest drifts towards the fashion section where a gorgeous summer dress catches her eye. The platform lists the dress with attributes distinct from the headphones, such as size, material, and color options…</text:p>
      <text:p text:style-name="P17"/>
      <text:p text:style-name="P19">Our design supports offering multiple variations on a single <text:span text:style-name="T2">Item</text:span> via an <text:span text:style-name="T2">ItemVariation </text:span>table. The <text:span text:style-name="T2">StockQuantity</text:span> and <text:span text:style-name="T2">PriceAdjustment </text:span>of each variation are all tracked separately (this means the e-commerce platform can display that the dress is available in blue, but out of stock in black, for example).</text:p>
      <text:p text:style-name="P19"/>
      <text:p text:style-name="P20"><text:span text:style-name="T17">...</text:span>The real-time size availability feature informs her at once which sizes are in stock. Entranced by the aqua-blue variant, she promptly adds the dress to her cart…</text:p>
      <text:p text:style-name="P20"/>
      <text:p text:style-name="P21">The unique traits that comprise each <text:span text:style-name="T2">ItemVariation</text:span> are stored in a <text:span text:style-name="T2">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21"/>
      <text:p text:style-name="P22"><text:span text:style-name="T1">...</text:span>As she's about to checkout, a beautifully designed ceramic vase in the home décor section grabs her attention…</text:p>
      <text:p text:style-name="P22"/>
      <text:p text:style-name="P21">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21"><text:soft-page-break/>After Sarah purchased an end table for her living room last month, our platform was able to record this interest and offer Sarah a vase to be displayed on it.</text:p>
      <text:p text:style-name="P21"/>
      <text:p text:style-name="P22"><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22"/>
      <text:p text:style-name="P21">While the visualization tool is not directly referenced in our implementation, the <text:span text:style-name="T2">product_attributes</text:span> document in MongoDB would be useful here. The dimensions of the vase would generally be stored here. Any common household items the visualizer would use could also have their attributes stored here for retrieval.</text:p>
      <text:p text:style-name="P21"/>
      <text:p text:style-name="P23"><text:span text:style-name="T18">...</text:span><text:span text:style-name="T19">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22"/>
      <text:p text:style-name="P24">Our platform tracks taxes via the <text:span text:style-name="T2">OrderTax</text:span> table, which calculates them via the <text:span text:style-name="T2">TaxableAmount</text:span> and <text:span text:style-name="T2">TaxRate </text:span>for each individual tax. Shipping fees are determined via the <text:span text:style-name="T2">ShippingOption</text:span> table, which stores a Description of each shipping option (such as Ground or Overnight), the <text:span text:style-name="T2">EstimatedDays </text:span>for delivery for each, and the Rate charged for each.</text:p>
      <text:p text:style-name="P24"/>
      <text:p text:style-name="P25"><text:span text:style-name="T20">...</text:span>The payment gateway offers multiple payment methods such as credit card or bank accounts. Sarah opts to pay with her credit card. With payment approved, she receives an immediate order confirmation, along with expected shipping and delivery dates…</text:p>
      <text:p text:style-name="P25"/>
      <text:p text:style-name="P24">An individual <text:span text:style-name="T2">PaymentMethod</text:span> is stored in MySQL, denoting the Type, the <text:span text:style-name="T2">ExpirationMonth</text:span> and <text:span text:style-name="T2">ExpirationYear</text:span>. Every properly executed order is immediately stored in MySQL, directly connected to the <text:span text:style-name="T2">User </text:span>who placed the order and the list of <text:span text:style-name="T2">OrderItems</text:span> ordered by it. The Order table tracks the <text:span text:style-name="T2">ExpectedShipDate</text:span> and <text:span text:style-name="T2">ActualDeliveryDate</text:span>, ensuring this information can be quickly and easily conveyed to the user.</text:p>
      <text:p text:style-name="P24"/>
      <text:p text:style-name="P24"/>
      <text:p text:style-name="P25"><text:span text:style-name="T20">...</text:span>However, when her items arrive, Sarah realizes the dress is a size too small. The platform simplifies the return process for her. It provides a step-by-step guide on packing the dress, printing the return label, and choosing return shipping options…</text:p>
      <text:p text:style-name="P25"/>
      <text:p text:style-name="P24">Every individual <text:span text:style-name="T2">ReturnItem</text:span> is tracked individually in MySQL, tracking the <text:span text:style-name="T2">ReturnReason</text:span>, with <text:span text:style-name="T2">ReturnNotes</text:span> storing the directions to pack and return the item. It also contains a <text:span text:style-name="T2">ReturnShippingOptionID</text:span> field, allowing for a shipping method for the return to be easily tracked and used to generate a return label.</text:p>
      <text:p text:style-name="P24"/>
      <text:p text:style-name="P25"><text:span text:style-name="T20">...</text:span>Once her return is initiated, the platform keeps her informed about the return status and when to expect her refund or exchange…</text:p>
      <text:p text:style-name="P26"/>
      <text:p text:style-name="P27"><text:soft-page-break/>Our <text:span text:style-name="T2">ReturnItem</text:span> table tracks all the important info to keep Sarah Informed, such as the date the return was RequestedAt, the date the return was <text:span text:style-name="T2">ApprovedAt</text:span> and <text:span text:style-name="T2">ReceivedAt</text:span>, as well as the date her return is <text:span text:style-name="T2">RefundedAt</text:span>.</text:p>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2-25T22:33:23.246408552</dc:date>
    <meta:editing-duration>PT4M34S</meta:editing-duration>
    <meta:editing-cycles>1</meta:editing-cycles>
    <meta:document-statistic meta:table-count="0" meta:image-count="0" meta:object-count="0" meta:page-count="5" meta:paragraph-count="39" meta:word-count="1428" meta:character-count="9018" meta:non-whitespace-character-count="7629"/>
    <meta:generator>LibreOffice/25.8.4.2$Linux_X86_64 LibreOffice_project/580$Build-2</meta:generator>
  </office:meta>
</office:document-meta>
</file>